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B0000000C7F9DB20AA7D30102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6.4896in" fo:margin-left="0in" fo:margin-top="0in" fo:margin-bottom="0in" style:page-number="auto" table:align="left" style:writing-mode="lr-tb"/>
    </style:style>
    <style:style style:name="Таблица1.A" style:family="table-column">
      <style:table-column-properties style:column-width="0.9618in"/>
    </style:style>
    <style:style style:name="Таблица1.B" style:family="table-column">
      <style:table-column-properties style:column-width="5.5278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85in" fo:padding-right="0.075in" fo:padding-top="0in" fo:padding-bottom="0in" fo:border="0.5pt solid #000000"/>
    </style:style>
    <style:style style:name="Table1" style:family="table">
      <style:table-properties style:width="7.2771in" fo:margin-left="-0.509in" table:align="left" style:writing-mode="lr-tb"/>
    </style:style>
    <style:style style:name="Table1.A" style:family="table-column">
      <style:table-column-properties style:column-width="0.2903in"/>
    </style:style>
    <style:style style:name="Table1.B" style:family="table-column">
      <style:table-column-properties style:column-width="1.7528in"/>
    </style:style>
    <style:style style:name="Table1.C" style:family="table-column">
      <style:table-column-properties style:column-width="2.2438in"/>
    </style:style>
    <style:style style:name="Table1.D" style:family="table-column">
      <style:table-column-properties style:column-width="2.9903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2" style:family="table-row">
      <style:table-row-properties style:min-row-height="0.5458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2.1653in" style:rel-column-width="218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4965in" table:align="margins" style:writing-mode="lr-tb"/>
    </style:style>
    <style:style style:name="Table4.A" style:family="table-column">
      <style:table-column-properties style:column-width="2.1653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2.165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paragraph-rsid="004ce994"/>
    </style:style>
    <style:style style:name="P2" style:family="paragraph" style:parent-style-name="Footer">
      <style:paragraph-properties fo:margin-left="0in" fo:margin-right="0.25in" fo:text-indent="0in" style:auto-text-indent="false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7356b7"/>
    </style:style>
    <style:style style:name="P6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officeooo:paragraph-rsid="00f5f22d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0" style:family="paragraph" style:parent-style-name="Standard">
      <style:paragraph-properties fo:margin-left="0.25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rsid="0070461b" officeooo:paragraph-rsid="0070461b" style:font-name-asian="Times New Roman1" style:font-size-asian="14pt" style:font-name-complex="Times New Roman1" style:font-size-complex="14pt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fo:font-style="italic" officeooo:rsid="0019e290" officeooo:paragraph-rsid="0019e290" style:font-name-asian="Times New Roman1" style:font-style-asian="italic" style:font-name-complex="Times New Roman1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fo:font-weight="bold" style:font-name-asian="Times New Roman1" style:font-weight-asian="bold" style:font-name-complex="Times New Roman1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ru" fo:country="RU" fo:font-style="italic" style:font-name-asian="Times New Roman1" style:font-size-asian="12pt" style:font-style-asian="italic" style:font-name-complex="Times New Roman1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8" style:family="paragraph" style:parent-style-name="Standard">
      <style:paragraph-properties fo:margin-left="0in" fo:margin-right="-0.0016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language="en" fo:country="US" fo:font-style="italic" officeooo:paragraph-rsid="0019e290" style:font-name-asian="Times New Roman1" style:font-style-asian="italic" style:font-name-complex="Times New Roman1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6pt" fo:language="ru" fo:country="RU" style:font-name-asian="Times New Roman1" style:font-size-asian="6pt" style:font-name-complex="Times New Roman1" style:font-size-complex="14pt" style:font-weight-complex="bold"/>
    </style:style>
    <style:style style:name="P21" style:family="paragraph" style:parent-style-name="List_20_Paragraph">
      <style:paragraph-properties fo:margin-left="0.25in" fo:margin-right="0in" fo:margin-top="0.1665in" fo:margin-bottom="0in" style:contextual-spacing="true" fo:text-indent="0in" style:auto-text-indent="false"/>
      <style:text-properties fo:color="#000000" loext:opacity="100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22" style:family="paragraph" style:parent-style-name="List_20_Paragraph">
      <style:paragraph-properties fo:margin-left="0in" fo:margin-right="0in" fo:margin-top="0.1665in" fo:margin-bottom="0in" style:contextual-spacing="true" fo:text-indent="0in" style:auto-text-indent="false"/>
      <style:text-properties fo:color="#000000" loext:opacity="100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23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15dd958" officeooo:paragraph-rsid="015dd95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4" style:family="paragraph" style:parent-style-name="List_20_Paragraph">
      <style:paragraph-properties fo:margin-left="0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weight="normal" officeooo:rsid="00760472" officeooo:paragraph-rsid="00f2ace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5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33d29c" officeooo:paragraph-rsid="015dd958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6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0f4276" officeooo:paragraph-rsid="015dd958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7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5dd958" officeooo:paragraph-rsid="015dd958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8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bold" officeooo:rsid="0019e290" officeooo:paragraph-rsid="015dd958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29" style:family="paragraph" style:parent-style-name="List_20_Paragraph">
      <loext:graphic-properties draw:fill="none"/>
      <style:paragraph-properties fo:margin-left="0.0783in" fo:margin-right="0in" fo:margin-top="0in" fo:margin-bottom="0in" style:contextual-spacing="true" fo:line-height="115%" fo:text-align="center" style:justify-single-word="false" fo:orphans="2" fo:widows="2" fo:text-indent="0in" style:auto-text-indent="false" fo:background-color="transparent" style:writing-mode="lr-tb"/>
      <style:text-properties fo:color="#000000" loext:opacity="100%" style:font-name="Liberation Mono" fo:font-size="14pt" fo:language="ru" fo:country="RU" fo:font-weight="normal" officeooo:rsid="00884caf" officeooo:paragraph-rsid="008d68e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0" style:family="paragraph" style:parent-style-name="List_20_Paragraph">
      <loext:graphic-properties draw:fill="none"/>
      <style:paragraph-properties fo:margin-left="0in" fo:margin-right="0in" fo:margin-top="0in" fo:margin-bottom="0in" style:contextual-spacing="true" fo:line-height="115%" fo:text-align="center" style:justify-single-word="false" fo:orphans="2" fo:widows="2" fo:text-indent="0in" style:auto-text-indent="false" fo:background-color="transparent" style:writing-mode="lr-tb"/>
      <style:text-properties fo:color="#000000" loext:opacity="100%" style:font-name="Liberation Mono" fo:font-size="14pt" fo:language="ru" fo:country="RU" fo:font-weight="normal" officeooo:rsid="00884caf" officeooo:paragraph-rsid="008d68e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1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15%" fo:text-align="center" style:justify-single-word="false" fo:orphans="2" fo:widows="2" fo:text-indent="0in" style:auto-text-indent="false" fo:background-color="transparent" style:writing-mode="lr-tb"/>
      <style:text-properties fo:color="#000000" loext:opacity="100%" style:font-name="Liberation Mono" fo:font-size="14pt" fo:language="ru" fo:country="RU" fo:font-weight="normal" officeooo:rsid="00884caf" officeooo:paragraph-rsid="008d68e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2" style:family="paragraph" style:parent-style-name="Heading_20_1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33" style:family="paragraph" style:parent-style-name="Heading_20_1">
      <style:text-properties style:font-name="Liberation Sans" fo:font-size="20pt" fo:font-weight="bold" officeooo:paragraph-rsid="00fbdc9f" style:font-size-asian="20pt" style:font-weight-asian="bold" style:font-size-complex="20pt" style:font-weight-complex="bold"/>
    </style:style>
    <style:style style:name="P34" style:family="paragraph" style:parent-style-name="Heading_20_1">
      <style:paragraph-properties fo:break-before="page"/>
      <style:text-properties style:font-name="Liberation Sans" fo:font-size="20pt" fo:font-weight="bold" officeooo:paragraph-rsid="00fbdc9f" style:font-size-asian="20pt" style:font-weight-asian="bold" style:font-size-complex="20pt" style:font-weight-complex="bold"/>
    </style:style>
    <style:style style:name="P35" style:family="paragraph" style:parent-style-name="Heading_20_1">
      <style:paragraph-properties fo:break-before="page"/>
      <style:text-properties style:font-name="Liberation Sans" fo:font-size="20pt" fo:font-weight="bold" officeooo:paragraph-rsid="009247d3" style:font-size-asian="20pt" style:font-weight-asian="bold" style:font-size-complex="20pt" style:font-weight-complex="bold"/>
    </style:style>
    <style:style style:name="P36" style:family="paragraph" style:parent-style-name="Heading_20_1">
      <style:paragraph-properties fo:margin-top="0.05in" fo:margin-bottom="0in" style:contextual-spacing="false" fo:break-before="page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37" style:family="paragraph" style:parent-style-name="Heading_20_1">
      <style:paragraph-properties fo:margin-top="0.0102in" fo:margin-bottom="0in" style:contextual-spacing="false"/>
      <style:text-properties style:font-name="Liberation Sans" fo:font-size="20pt" fo:font-weight="bold" officeooo:paragraph-rsid="0160238d" style:font-size-asian="20pt" style:font-weight-asian="bold" style:font-size-complex="20pt" style:font-weight-complex="bold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8f14c6" officeooo:paragraph-rsid="008f14c6" style:font-size-asian="14pt" style:font-size-complex="14pt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11c3217" officeooo:paragraph-rsid="011c3217" style:font-size-asian="14pt" style:font-size-complex="14pt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13937df" officeooo:paragraph-rsid="013937df" style:font-size-asian="14pt" style:font-size-complex="14pt"/>
    </style:style>
    <style:style style:name="P41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Sans" fo:font-size="14pt" officeooo:paragraph-rsid="008d68e9" style:font-size-asian="14pt" style:font-size-complex="14pt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11c3217" officeooo:paragraph-rsid="011c3217" style:font-size-asian="14pt" style:font-size-complex="14pt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5dd958" officeooo:paragraph-rsid="015dd958" style:font-size-asian="14pt" style:font-size-complex="14pt"/>
    </style:style>
    <style:style style:name="P44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Sans" fo:font-size="14pt" fo:language="ru" fo:country="RU" officeooo:rsid="015dd958" officeooo:paragraph-rsid="015dd958" style:font-size-asian="14pt" style:font-size-complex="14pt"/>
    </style:style>
    <style:style style:name="P45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Sans" fo:font-size="14pt" fo:language="ru" fo:country="RU" officeooo:rsid="0030423b" officeooo:paragraph-rsid="008d68e9" style:font-size-asian="14pt" style:font-size-complex="14pt"/>
    </style:style>
    <style:style style:name="P46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Sans" fo:font-size="14pt" fo:language="ru" fo:country="RU" officeooo:rsid="008d68e9" officeooo:paragraph-rsid="008d68e9" style:font-size-asian="14pt" style:font-size-complex="14pt"/>
    </style:style>
    <style:style style:name="P47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8" style:family="paragraph" style:parent-style-name="Heading_20_1">
      <style:text-properties fo:font-size="20pt" fo:font-weight="bold" style:font-size-asian="20pt" style:font-weight-asian="bold" style:font-size-complex="20pt" style:font-weight-complex="bold"/>
    </style:style>
    <style:style style:name="P49" style:family="paragraph" style:parent-style-name="Heading_20_1">
      <style:text-properties officeooo:paragraph-rsid="0116f8f5"/>
    </style:style>
    <style:style style:name="P50" style:family="paragraph" style:parent-style-name="Heading_20_1">
      <style:text-properties fo:font-variant="small-caps" style:font-name="Liberation Sans" fo:font-size="20pt" fo:letter-spacing="0.0035in" fo:font-weight="bold" officeooo:paragraph-rsid="006abaa6" style:font-size-asian="20pt" style:font-weight-asian="bold" style:font-size-complex="20pt" style:font-weight-complex="bold"/>
    </style:style>
    <style:style style:name="P51" style:family="paragraph" style:parent-style-name="Heading_20_1">
      <style:text-properties fo:font-variant="small-caps" style:font-name="Liberation Sans" fo:font-size="20pt" fo:letter-spacing="0.0035in" fo:font-weight="bold" officeooo:rsid="015dd958" officeooo:paragraph-rsid="015dd958" style:font-size-asian="20pt" style:font-weight-asian="bold" style:font-size-complex="20pt" style:font-weight-complex="bold"/>
    </style:style>
    <style:style style:name="P52" style:family="paragraph" style:parent-style-name="Heading_20_1">
      <style:paragraph-properties fo:margin-top="0in" fo:margin-bottom="0in" style:contextual-spacing="false" fo:break-before="page"/>
      <style:text-properties fo:font-variant="small-caps" style:font-name="Liberation Sans" fo:font-size="20pt" fo:letter-spacing="0.0035in" fo:font-weight="bold" officeooo:rsid="015dd958" officeooo:paragraph-rsid="015dd958" style:font-size-asian="20pt" style:font-weight-asian="bold" style:font-size-complex="20pt" style:font-weight-complex="bold"/>
    </style:style>
    <style:style style:name="P53" style:family="paragraph" style:parent-style-name="Standard">
      <style:text-properties fo:font-variant="small-caps" style:font-name="Liberation Serif1" fo:font-size="14pt" fo:letter-spacing="0.0035in" fo:font-weight="normal" officeooo:rsid="015dd958" officeooo:paragraph-rsid="015dd958" style:font-size-asian="14pt" style:font-weight-asian="normal" style:font-size-complex="14pt" style:font-weight-complex="normal"/>
    </style:style>
    <style:style style:name="P54" style:family="paragraph" style:parent-style-name="Heading_20_1">
      <style:paragraph-properties fo:break-before="page"/>
      <style:text-properties officeooo:rsid="015dd958" officeooo:paragraph-rsid="015dd958"/>
    </style:style>
    <style:style style:name="P55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officeooo:rsid="015dd958" officeooo:paragraph-rsid="015dd958"/>
    </style:style>
    <style:style style:name="P56" style:family="paragraph" style:parent-style-name="Standard">
      <style:paragraph-properties fo:margin-top="0in" fo:margin-bottom="0in" style:contextual-spacing="false"/>
      <style:text-properties officeooo:paragraph-rsid="015dd958"/>
    </style:style>
    <style:style style:name="P57" style:family="paragraph" style:parent-style-name="Standard">
      <style:text-properties officeooo:paragraph-rsid="015dd958"/>
    </style:style>
    <style:style style:name="P58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officeooo:paragraph-rsid="015dd958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Liberation Mono" fo:font-size="14pt" fo:language="ru" fo:country="RU" officeooo:rsid="015dd958" officeooo:paragraph-rsid="015dd958" style:font-size-asian="14pt" style:font-size-complex="14pt"/>
    </style:style>
    <style:style style:name="P60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Mono" fo:font-size="14pt" fo:language="ru" fo:country="RU" officeooo:rsid="015dd958" officeooo:paragraph-rsid="015dd958" style:font-size-asian="14pt" style:font-size-complex="14pt"/>
    </style:style>
    <style:style style:name="P61" style:family="paragraph" style:parent-style-name="Table_20_Contents">
      <style:paragraph-properties fo:margin-top="0in" fo:margin-bottom="0in" style:contextual-spacing="false" fo:text-align="end" style:justify-single-word="false"/>
      <style:text-properties style:font-name="Liberation Mono" fo:font-size="14pt" officeooo:rsid="015dd958" officeooo:paragraph-rsid="015dd958" style:font-size-asian="14pt" style:font-size-complex="14pt"/>
    </style:style>
    <style:style style:name="P62" style:family="paragraph" style:parent-style-name="Table_20_Contents">
      <style:paragraph-properties fo:margin-top="0in" fo:margin-bottom="0in" style:contextual-spacing="false" fo:text-align="end" style:justify-single-word="false"/>
      <style:text-properties style:font-name="Liberation Mono" fo:font-size="14pt" style:font-size-asian="14pt" style:font-size-complex="14pt"/>
    </style:style>
    <style:style style:name="P63" style:family="paragraph" style:parent-style-name="Text_20_body">
      <style:paragraph-properties fo:margin-top="0in" fo:margin-bottom="0in" style:contextual-spacing="false"/>
      <style:text-properties style:font-name="Liberation Mono" fo:font-size="12pt" style:font-size-asian="12pt" style:font-size-complex="12pt"/>
    </style:style>
    <style:style style:name="P64" style:family="paragraph" style:parent-style-name="Text_20_body">
      <style:paragraph-properties fo:margin-top="0in" fo:margin-bottom="0in" style:contextual-spacing="false"/>
      <style:text-properties style:font-name="Liberation Mono" fo:font-size="12pt" fo:font-weight="normal" officeooo:rsid="015dd958" officeooo:paragraph-rsid="015dd958" style:font-size-asian="10.5pt" style:font-weight-asian="normal" style:font-size-complex="12pt" style:font-weight-complex="normal"/>
    </style:style>
    <style:style style:name="P65" style:family="paragraph" style:parent-style-name="Text_20_body">
      <style:text-properties style:font-name="Liberation Mono" fo:font-size="12pt" fo:font-weight="normal" officeooo:rsid="015dd958" officeooo:paragraph-rsid="015dd958" style:font-size-asian="10.5pt" style:font-weight-asian="normal" style:font-size-complex="12pt" style:font-weight-complex="normal"/>
    </style:style>
    <style:style style:name="P66" style:family="paragraph" style:parent-style-name="Text_20_body">
      <style:text-properties style:font-name="Liberation Mono" fo:font-size="12pt" fo:font-weight="normal" officeooo:rsid="015dd958" officeooo:paragraph-rsid="015dd958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margin-top="0in" fo:margin-bottom="0in" style:contextual-spacing="false"/>
      <style:text-properties style:font-name="Liberation Mono" fo:font-size="12pt" fo:font-weight="normal" officeooo:rsid="015dd958" officeooo:paragraph-rsid="015dd958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4pt" officeooo:rsid="015dd958" officeooo:paragraph-rsid="015dd958" style:font-size-asian="14pt" style:font-size-complex="14pt"/>
    </style:style>
    <style:style style:name="P69" style:family="paragraph" style:parent-style-name="Table_20_Contents">
      <style:paragraph-properties fo:margin-top="0in" fo:margin-bottom="0in" style:contextual-spacing="false" fo:text-align="end" style:justify-single-word="false"/>
      <style:text-properties fo:font-size="14pt" officeooo:rsid="015dd958" officeooo:paragraph-rsid="015dd958" style:font-size-asian="14pt" style:font-size-complex="14pt"/>
    </style:style>
    <style:style style:name="P70" style:family="paragraph" style:parent-style-name="Text_20_body">
      <style:paragraph-properties fo:margin-top="0in" fo:margin-bottom="0in" style:contextual-spacing="false"/>
      <style:text-properties style:font-name="Liberation Serif" fo:font-size="14pt" fo:font-weight="bold" officeooo:rsid="015dd958" officeooo:paragraph-rsid="015dd958" style:font-size-asian="14pt" style:font-weight-asian="bold" style:font-size-complex="14pt" style:font-weight-complex="bold"/>
    </style:style>
    <style:style style:name="P71" style:family="paragraph" style:parent-style-name="Text_20_body">
      <style:paragraph-properties fo:margin-top="0in" fo:margin-bottom="0in" style:contextual-spacing="false"/>
      <style:text-properties style:font-name="Liberation Serif" fo:font-size="14pt" fo:font-weight="bold" style:font-size-asian="12.25pt" style:font-weight-asian="bold" style:font-size-complex="14pt" style:font-weight-complex="bold"/>
    </style:style>
    <style:style style:name="P72" style:family="paragraph" style:parent-style-name="Text_20_body">
      <style:paragraph-properties fo:margin-top="0in" fo:margin-bottom="0in" style:contextual-spacing="false"/>
      <style:text-properties style:font-name="Liberation Serif" fo:font-size="14pt" fo:font-weight="bold" officeooo:rsid="015dd958" officeooo:paragraph-rsid="015dd958" style:font-size-asian="12.25pt" style:font-weight-asian="bold" style:font-size-complex="14pt" style:font-weight-complex="bold"/>
    </style:style>
    <style:style style:name="P73" style:family="paragraph" style:parent-style-name="Text_20_body">
      <style:text-properties style:font-name="Liberation Serif" fo:font-size="14pt" fo:font-weight="bold" officeooo:rsid="015dd958" officeooo:paragraph-rsid="015dd958" style:font-size-asian="12.25pt" style:font-weight-asian="bold" style:font-size-complex="14pt" style:font-weight-complex="bold"/>
    </style:style>
    <style:style style:name="P74" style:family="paragraph" style:parent-style-name="Text_20_body">
      <style:text-properties style:font-name="Liberation Serif" fo:font-size="14pt" officeooo:rsid="015dd958" officeooo:paragraph-rsid="015dd958" style:font-size-asian="12.25pt" style:font-size-complex="14pt"/>
    </style:style>
    <style:style style:name="P75" style:family="paragraph" style:parent-style-name="List_20_Paragraph" style:list-style-name="L1" style:master-page-name="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Liberation Sans" fo:font-size="16pt" fo:language="ru" fo:country="RU" fo:font-weight="bold" officeooo:rsid="001ab047" officeooo:paragraph-rsid="015dd958" style:font-name-asian="Times New Roman1" style:font-size-asian="16pt" style:language-asian="ru" style:country-asian="RU" style:font-weight-asian="bold" style:font-name-complex="Times New Roman1" style:font-size-complex="16pt"/>
    </style:style>
    <style:style style:name="P76" style:family="paragraph" style:parent-style-name="List_20_Paragraph" style:list-style-name="L2">
      <style:paragraph-properties fo:margin-top="0.1665in" fo:margin-bottom="0in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15dd958" officeooo:paragraph-rsid="015dd95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77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style:font-name="Liberation Sans" fo:font-size="16pt" officeooo:rsid="001ab047" officeooo:paragraph-rsid="015dd958" style:font-size-asian="16pt" style:font-size-complex="16pt"/>
    </style:style>
    <style:style style:name="P78" style:family="paragraph" style:parent-style-name="List_20_Paragraph" style:list-style-name="L1">
      <loext:graphic-properties draw:fill="none"/>
      <style:paragraph-properties fo:margin-left="0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style:font-name="Liberation Sans" fo:font-size="16pt" officeooo:rsid="001ab047" officeooo:paragraph-rsid="015dd958" style:font-size-asian="16pt" style:font-size-complex="16pt"/>
    </style:style>
    <style:style style:name="P79" style:family="paragraph" style:parent-style-name="List_20_Paragraph" style:list-style-name="L1">
      <loext:graphic-properties draw:fill="none"/>
      <style:paragraph-properties fo:margin-left="0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style:font-name="Liberation Sans" fo:font-size="16pt" fo:font-weight="bold" officeooo:rsid="015dd958" officeooo:paragraph-rsid="015dd958" style:font-size-asian="16pt" style:font-weight-asian="bold" style:font-size-complex="16pt" style:font-weight-complex="bold"/>
    </style:style>
    <style:style style:name="P80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style:font-name="Liberation Sans" fo:font-size="16pt" fo:font-weight="bold" officeooo:rsid="002ce9a5" officeooo:paragraph-rsid="0087637f" style:font-size-asian="16pt" style:font-weight-asian="bold" style:font-size-complex="16pt" style:font-weight-complex="bold"/>
    </style:style>
    <style:style style:name="P81" style:family="paragraph" style:parent-style-name="List_20_Paragraph" style:list-style-name="L1">
      <loext:graphic-properties draw:fill="none"/>
      <style:paragraph-properties fo:margin-left="0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style:font-name="Liberation Sans" fo:font-size="14pt" fo:font-weight="normal" officeooo:rsid="015dd958" officeooo:paragraph-rsid="015dd958" style:font-size-asian="12.25pt" style:font-weight-asian="normal" style:font-size-complex="14pt" style:font-weight-complex="normal"/>
    </style:style>
    <style:style style:name="P82" style:family="paragraph" style:parent-style-name="List_20_Paragraph" style:list-style-name="L1">
      <loext:graphic-properties draw:fill="none"/>
      <style:paragraph-properties fo:margin-left="0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officeooo:paragraph-rsid="009c7fa7"/>
    </style:style>
    <style:style style:name="T1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2" style:family="text">
      <style:text-properties style:font-name="Times New Roman" fo:font-size="12pt" style:font-name-asian="Times New Roman1" style:font-size-asian="12pt" style:font-name-complex="Times New Roman1"/>
    </style:style>
    <style:style style:name="T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ru" fo:country="RU" officeooo:rsid="00373523" style:font-name-asian="Times New Roman1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ru" fo:country="RU" officeooo:rsid="015dd958" style:font-name-asian="Times New Roman1" style:font-size-asian="14pt" style:font-name-complex="Times New Roman1" style:font-size-complex="14pt" style:font-weight-complex="bold"/>
    </style:style>
    <style:style style:name="T7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T8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9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117a5f9" style:font-name-asian="Times New Roman1" style:font-size-asian="18pt" style:font-weight-asian="bold" style:font-name-complex="Times New Roman1" style:font-size-complex="14pt" style:font-weight-complex="bold"/>
    </style:style>
    <style:style style:name="T10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1368fd9" style:font-name-asian="Times New Roman1" style:font-size-asian="18pt" style:font-weight-asian="bold" style:font-name-complex="Times New Roman1" style:font-size-complex="14pt" style:font-weight-complex="bold"/>
    </style:style>
    <style:style style:name="T11" style:family="text">
      <style:text-properties fo:color="#000000" loext:opacity="100%" fo:language="ru" fo:country="RU" fo:font-style="normal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12" style:family="text">
      <style:text-properties fo:color="#000000" loext:opacity="100%" fo:language="ru" fo:country="RU" fo:font-style="normal" officeooo:rsid="001b4fb0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13" style:family="text">
      <style:text-properties fo:color="#000000" loext:opacity="100%" fo:language="ru" fo:country="RU" fo:font-weight="normal" officeooo:rsid="001b4fb0" style:font-name-asian="Times New Roman1" style:language-asian="ru" style:country-asian="RU" style:font-weight-asian="normal" style:font-name-complex="Times New Roman1" style:font-weight-complex="normal"/>
    </style:style>
    <style:style style:name="T14" style:family="text">
      <style:text-properties fo:color="#000000" loext:opacity="100%" fo:language="ru" fo:country="RU" fo:font-weight="bold" style:font-name-asian="Times New Roman1" style:language-asian="ru" style:country-asian="RU" style:font-weight-asian="bold" style:font-name-complex="Times New Roman1"/>
    </style:style>
    <style:style style:name="T15" style:family="text">
      <style:text-properties fo:color="#000000" loext:opacity="100%" fo:font-size="14pt" fo:language="ru" fo:country="RU" fo:font-style="normal" fo:font-weight="normal" officeooo:rsid="0080dbc3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6" style:family="text">
      <style:text-properties fo:color="#000000" loext:opacity="100%" fo:font-size="14pt" fo:language="ru" fo:country="RU" fo:font-weight="normal" officeooo:rsid="015dd95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17" style:family="text">
      <style:text-properties fo:color="#000000" loext:opacity="100%" fo:font-size="14pt" fo:language="ru" fo:country="RU" fo:font-weight="normal" officeooo:rsid="01198f7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18" style:family="text">
      <style:text-properties fo:color="#000000" loext:opacity="100%" fo:font-size="14pt" fo:language="ru" fo:country="RU" fo:font-weight="normal" officeooo:rsid="001b4fb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19" style:family="text">
      <style:text-properties fo:color="#000000" loext:opacity="100%" fo:font-size="14pt" fo:language="ru" fo:country="RU" fo:font-weight="normal" officeooo:rsid="00d25af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0" style:family="text">
      <style:text-properties fo:color="#000000" loext:opacity="100%" fo:font-size="14pt" fo:language="ru" fo:country="RU" fo:font-weight="normal" officeooo:rsid="003c4ad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1" style:family="text">
      <style:text-properties fo:color="#000000" loext:opacity="100%" fo:font-size="14pt" fo:language="ru" fo:country="RU" fo:font-weight="normal" officeooo:rsid="0080dbc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2" style:family="text">
      <style:text-properties fo:color="#000000" loext:opacity="100%" style:font-name="Liberation Sans" fo:font-size="14pt" fo:language="ru" fo:country="RU" fo:font-weight="normal" officeooo:rsid="011afa7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3" style:family="text">
      <style:text-properties fo:color="#000000" loext:opacity="100%" style:font-name="Liberation Sans" fo:font-size="14pt" fo:language="ru" fo:country="RU" fo:font-weight="normal" officeooo:rsid="015dd95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4" style:family="text">
      <style:text-properties fo:color="#000000" loext:opacity="100%" style:font-name="Liberation Sans" fo:font-size="14pt" fo:language="ru" fo:country="RU" fo:font-style="normal" fo:font-weight="bold" officeooo:rsid="0019e290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25" style:family="text">
      <style:text-properties fo:color="#000000" loext:opacity="100%" style:font-name="Liberation Sans" fo:font-size="14pt" fo:language="ru" fo:country="RU" fo:font-style="normal" fo:font-weight="normal" officeooo:rsid="012bfe6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6" style:family="text">
      <style:text-properties fo:color="#000000" loext:opacity="100%" style:font-name="Liberation Sans" fo:font-size="14pt" fo:language="ru" fo:country="RU" fo:font-style="normal" fo:font-weight="normal" officeooo:rsid="010b78ac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7" style:family="text">
      <style:text-properties fo:color="#000000" loext:opacity="100%" style:font-name="Liberation Sans" fo:font-size="14pt" fo:language="ru" fo:country="RU" fo:font-style="normal" fo:font-weight="normal" officeooo:rsid="015dd958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8" style:family="text">
      <style:text-properties fo:color="#000000" loext:opacity="100%" style:font-name="Liberation Sans" fo:font-size="14pt" fo:language="ru" fo:country="RU" fo:font-style="normal" fo:font-weight="normal" officeooo:rsid="01006d6b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9" style:family="text">
      <style:text-properties fo:color="#000000" loext:opacity="100%" style:font-name="Liberation Sans" fo:font-size="14pt" fo:language="ru" fo:country="RU" fo:font-style="normal" fo:font-weight="normal" officeooo:rsid="01295edc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0" style:family="text">
      <style:text-properties fo:color="#000000" loext:opacity="100%" style:font-name="Liberation Sans" fo:font-size="14pt" fo:language="ru" fo:country="RU" fo:font-style="normal" fo:font-weight="normal" officeooo:rsid="010b78ac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1" style:family="text">
      <style:text-properties fo:color="#000000" loext:opacity="100%" style:font-name="Liberation Sans" fo:font-size="14pt" fo:language="ru" fo:country="RU" fo:font-style="normal" fo:font-weight="normal" officeooo:rsid="015dd958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2" style:family="text">
      <style:text-properties fo:font-variant="small-caps" style:font-name="Liberation Sans" fo:font-size="20pt" fo:letter-spacing="0.0035in" fo:font-weight="bold" style:font-size-asian="20pt" style:font-weight-asian="bold" style:font-size-complex="20pt" style:font-weight-complex="bold"/>
    </style:style>
    <style:style style:name="T33" style:family="text">
      <style:text-properties fo:font-variant="small-caps" style:font-name="Liberation Sans" fo:font-size="20pt" fo:letter-spacing="0.0035in" fo:font-weight="bold" officeooo:rsid="01046572" style:font-size-asian="20pt" style:font-weight-asian="bold" style:font-size-complex="20pt" style:font-weight-complex="bold"/>
    </style:style>
    <style:style style:name="T34" style:family="text">
      <style:text-properties fo:font-variant="small-caps" style:font-name="Liberation Sans" fo:font-size="20pt" fo:letter-spacing="0.0035in" fo:font-weight="bold" officeooo:rsid="015dd958" style:font-size-asian="20pt" style:font-weight-asian="bold" style:font-size-complex="20pt" style:font-weight-complex="bold"/>
    </style:style>
    <style:style style:name="T35" style:family="text">
      <style:text-properties fo:font-variant="small-caps" style:font-name="Liberation Serif1" fo:font-size="14pt" fo:letter-spacing="0.0035in" fo:font-weight="normal" officeooo:rsid="015dd958" style:font-size-asian="14pt" style:font-weight-asian="normal" style:font-size-complex="14pt" style:font-weight-complex="normal"/>
    </style:style>
    <style:style style:name="T36" style:family="text">
      <style:text-properties style:font-name="Liberation Sans" fo:font-size="14pt" fo:language="ru" fo:country="RU" style:font-size-asian="14pt" style:font-size-complex="14pt"/>
    </style:style>
    <style:style style:name="T37" style:family="text">
      <style:text-properties style:font-name="Liberation Sans" fo:font-size="14pt" fo:language="ru" fo:country="RU" officeooo:rsid="00f5f22d" style:font-size-asian="14pt" style:font-size-complex="14pt"/>
    </style:style>
    <style:style style:name="T38" style:family="text">
      <style:text-properties style:font-name="Liberation Sans" fo:font-size="14pt" fo:language="ru" fo:country="RU" officeooo:rsid="00f70929" style:font-size-asian="14pt" style:font-size-complex="14pt"/>
    </style:style>
    <style:style style:name="T39" style:family="text">
      <style:text-properties style:font-name="Liberation Sans" fo:font-size="14pt" fo:language="ru" fo:country="RU" officeooo:rsid="011afa70" style:font-size-asian="14pt" style:font-size-complex="14pt"/>
    </style:style>
    <style:style style:name="T40" style:family="text">
      <style:text-properties style:font-name="Liberation Sans" fo:font-size="14pt" fo:language="ru" fo:country="RU" officeooo:rsid="015dd958" style:font-size-asian="14pt" style:font-size-complex="14pt"/>
    </style:style>
    <style:style style:name="T41" style:family="text">
      <style:text-properties style:font-name="Liberation Sans" fo:font-size="14pt" fo:language="ru" fo:country="RU" fo:font-style="italic" style:font-name-asian="Times New Roman1" style:font-size-asian="14pt" style:font-style-asian="italic" style:font-name-complex="Times New Roman1"/>
    </style:style>
    <style:style style:name="T42" style:family="text">
      <style:text-properties style:font-name="Liberation Sans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43" style:family="text">
      <style:text-properties style:font-name="Liberation Sans" fo:font-size="14pt" fo:language="ru" fo:country="RU" fo:font-style="italic" officeooo:rsid="015dd958" style:font-name-asian="Times New Roman1" style:font-size-asian="14pt" style:font-style-asian="italic" style:font-name-complex="Times New Roman1"/>
    </style:style>
    <style:style style:name="T44" style:family="text">
      <style:text-properties fo:font-size="14pt" fo:font-weight="normal" officeooo:rsid="015dd958" style:font-size-asian="12.25pt" style:font-weight-asian="normal" style:font-size-complex="14pt" style:font-weight-complex="normal"/>
    </style:style>
    <style:style style:name="T45" style:family="text">
      <style:text-properties fo:font-size="14pt" fo:font-weight="normal" officeooo:rsid="01189984" style:font-size-asian="12.25pt" style:font-weight-asian="normal" style:font-size-complex="14pt" style:font-weight-complex="normal"/>
    </style:style>
    <style:style style:name="T46" style:family="text">
      <style:text-properties officeooo:rsid="01354322"/>
    </style:style>
    <style:style style:name="T47" style:family="text">
      <style:text-properties officeooo:rsid="015dd958"/>
    </style:style>
    <style:style style:name="T48" style:family="text">
      <style:text-properties style:font-name="Liberation Serif" fo:font-size="14pt" style:font-size-asian="14pt" style:font-size-complex="14pt"/>
    </style:style>
    <style:style style:name="T49" style:family="text">
      <style:text-properties style:font-name="Liberation Serif" fo:font-size="14pt" officeooo:rsid="015dd958" style:font-size-asian="14pt" style:font-size-complex="14pt"/>
    </style:style>
    <style:style style:name="T50" style:family="text">
      <style:text-properties style:font-name="Liberation Serif" fo:font-size="14pt" officeooo:rsid="01622b8a" style:font-size-asian="14pt" style:font-size-complex="14pt"/>
    </style:style>
    <style:style style:name="T51" style:family="text">
      <style:text-properties style:font-name="Liberation Serif" fo:font-size="14pt" officeooo:rsid="01630609" style:font-size-asian="14pt" style:font-size-complex="14pt"/>
    </style:style>
    <style:style style:name="T52" style:family="text">
      <style:text-properties style:font-name="Liberation Serif" fo:font-size="14pt" officeooo:rsid="015dd958" style:font-size-asian="12.25pt" style:font-size-complex="14pt"/>
    </style:style>
    <style:style style:name="T53" style:family="text">
      <style:text-properties officeooo:rsid="01630609"/>
    </style:style>
    <style:style style:name="T54" style:family="text">
      <style:text-properties officeooo:rsid="01686937"/>
    </style:style>
    <style:style style:name="T55" style:family="text"/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555in" fo:text-indent="-0.25in" fo:margin-left="3.055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draw:frame draw:style-name="fr1" draw:name="Рисунок 1" text:anchor-type="char" svg:x="-0.0154in" svg:y="0.2291in" svg:width="0.802in" svg:height="0.9063in" draw:z-index="0"><draw:image xlink:href="Pictures/10000000000000B0000000C7F9DB20AA7D301026.jpg" xlink:type="simple" xlink:show="embed" xlink:actuate="onLoad" draw:mime-type="image/jpeg"/><svg:desc>Gerb-BMSTU_01</svg:desc><draw:contour-polygon svg:width="0.7839in" svg:height="0.9008in" svg:viewBox="0 0 1991 2288" draw:points="14,0 14,2288 2005,2288 2005,0" draw:recreate-on-edit="false"/></draw:frame><text:tab/></text:p>
          </table:table-cell>
          <table:table-cell table:style-name="Таблица1.A1" office:value-type="string">
            <text:p text:style-name="P17">Министерство науки и высшего образования Российской Федерации</text:p>
            <text:p text:style-name="P17">Федеральное государственное бюджетное образовательное учреждение </text:p>
            <text:p text:style-name="P17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7">(национальный исследовательский университет)»</text:p>
            <text:p text:style-name="P17">(МГТУ им. Н.Э. Баумана)</text:p>
          </table:table-cell>
        </table:table-row>
      </table:table>
      <text:p text:style-name="P20"/>
      <text:p text:style-name="P10"/>
      <text:p text:style-name="P3"><text:span text:style-name="T1">ФАКУЛЬТЕТ <text:tab/></text:span><text:span text:style-name="T2">Информатика и системы управления</text:span></text:p>
      <text:p text:style-name="P16"/>
      <text:p text:style-name="P16">КАФЕДРА <text:tab/><text:tab/>Программное обеспечение ЭВМ и информационные технологии</text:p>
      <text:p text:style-name="P15"/>
      <text:p text:style-name="P9"/>
      <text:p text:style-name="P9"/>
      <text:p text:style-name="P5"><text:span text:style-name="T7">Отчет по </text:span><text:span text:style-name="T8">лабораторной работе №</text:span><text:span text:style-name="T9">6</text:span></text:p>
      <text:p text:style-name="P5"><text:span text:style-name="T8">«</text:span><text:span text:style-name="T10">ОБРАБОТКА ДЕРЕВЬЕВ</text:span><text:span text:style-name="T8">»</text:span></text:p>
      <text:p text:style-name="P9"/>
      <text:p text:style-name="P9"/>
      <text:p text:style-name="P3"><text:span text:style-name="T3">Студент<text:tab/><text:tab/><text:tab/></text:span><text:span text:style-name="T6">Равашдех</text:span><text:span text:style-name="T5"> </text:span><text:span text:style-name="T6">Фадей Хешам</text:span><text:span text:style-name="T5">ович</text:span></text:p>
      <text:p text:style-name="P11"/>
      <text:p text:style-name="P3"><text:span text:style-name="T3">Группа<text:tab/><text:tab/><text:tab/>ИУ7 – </text:span><text:span text:style-name="T4">3</text:span><text:span text:style-name="T6">5</text:span><text:span text:style-name="T3">Б </text:span></text:p>
      <text:p text:style-name="P9"/>
      <text:p text:style-name="P12">Преподаватель<text:tab/><text:tab/><text:span text:style-name="T54">Никульшина Т. А.</text:span></text:p>
      <text:p text:style-name="P8"/>
      <text:p text:style-name="P8"/>
      <text:p text:style-name="P8"/>
      <text:p text:style-name="P8"/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/>
      <text:p text:style-name="P7"/>
      <text:p text:style-name="P4"><text:span text:style-name="T41">20</text:span><text:span text:style-name="T42">2</text:span><text:span text:style-name="T43">3</text:span></text:p>
      <text:p text:style-name="P21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47"><text:a xlink:type="simple" xlink:href="#__RefHeading___Toc1493_1224043242" text:style-name="Index_20_Link" text:visited-style-name="Index_20_Link">Описание условия задачи<text:tab/>3</text:a></text:p>
          <text:p text:style-name="P47"><text:a xlink:type="simple" xlink:href="#__RefHeading___Toc1495_1224043242" text:style-name="Index_20_Link" text:visited-style-name="Index_20_Link">Описание технического задания<text:tab/>3</text:a></text:p>
          <text:p text:style-name="P47"><text:a xlink:type="simple" xlink:href="#__RefHeading___Toc1418_3587368743" text:style-name="Index_20_Link" text:visited-style-name="Index_20_Link">Набор тестов<text:tab/>4</text:a></text:p>
          <text:p text:style-name="P47"><text:a xlink:type="simple" xlink:href="#__RefHeading___Toc1497_1224043242" text:style-name="Index_20_Link" text:visited-style-name="Index_20_Link">Описание структур данных<text:tab/>5</text:a></text:p>
          <text:p text:style-name="P47"><text:a xlink:type="simple" xlink:href="#__RefHeading___Toc942_59822919" text:style-name="Index_20_Link" text:visited-style-name="Index_20_Link">Описание функций программы<text:tab/>6</text:a></text:p>
          <text:p text:style-name="P47"><text:a xlink:type="simple" xlink:href="#__RefHeading___Toc944_59822919" text:style-name="Index_20_Link" text:visited-style-name="Index_20_Link">Оценка среднего количества сравнений<text:tab/>8</text:a></text:p>
          <text:p text:style-name="P47"><text:a xlink:type="simple" xlink:href="#__RefHeading___Toc790_1263790923" text:style-name="Index_20_Link" text:visited-style-name="Index_20_Link">Оценка эффективности поиска (с)<text:tab/>8</text:a></text:p>
          <text:p text:style-name="P47"><text:a xlink:type="simple" xlink:href="#__RefHeading___Toc946_59822919" text:style-name="Index_20_Link" text:visited-style-name="Index_20_Link">Оценка памяти (байт)<text:tab/>9</text:a></text:p>
          <text:p text:style-name="P47"><text:a xlink:type="simple" xlink:href="#__RefHeading___Toc1499_1224043242" text:style-name="Index_20_Link" text:visited-style-name="Index_20_Link">Описание алгоритма<text:tab/>9</text:a></text:p>
          <text:p text:style-name="P47"><text:a xlink:type="simple" xlink:href="#__RefHeading___Toc1426_3587368743" text:style-name="Index_20_Link" text:visited-style-name="Index_20_Link">Ответы на контрольные вопросы<text:tab/>10</text:a></text:p>
          <text:p text:style-name="P47"><text:a xlink:type="simple" xlink:href="#__RefHeading___Toc948_59822919" text:style-name="Index_20_Link" text:visited-style-name="Index_20_Link">Вывод<text:tab/>10</text:a></text:p>
        </text:index-body>
      </text:table-of-content>
      <text:p text:style-name="P22"/>
      <text:h text:style-name="P36" text:outline-level="1"><text:bookmark-start text:name="__RefHeading___Toc1493_1224043242"/>Описание условия задачи<text:bookmark-end text:name="__RefHeading___Toc1493_1224043242"/></text:h>
      <text:p text:style-name="P24"><text:tab/>Построить дерево в соответствии со своим вариантом задания. Вывести его на экран в виде дерева. Реализовать основные операции работы с деревом: обход дерева, включение, исключение и поиск узлов. Сравнить эффективность алгоритмов сортировки и поиска в зависимости от высоты деревьев и степени их ветвления.</text:p>
      <text:p text:style-name="P24"><text:tab/>Построить частотный словарь (слово – количество повторений) из слов текстового файла в виде дерева двоичного поиска. Вывести его на экран в виде дерева. Осуществить поиск указанного слова в дереве и в файле. Если слова нет, то (по желанию пользователя) добавить его в дерево и, соответственно, в файл. Сравнить время поиска слова в дереве и в файле.</text:p>
      <text:h text:style-name="P32" text:outline-level="1"><text:bookmark-start text:name="__RefHeading___Toc1495_1224043242"/>Описание технического задания<text:bookmark-end text:name="__RefHeading___Toc1495_1224043242"/></text:h>
      <text:list text:style-name="L1">
        <text:list-header>
          <text:p text:style-name="P75">Входные данные: <text:span text:style-name="T44">Строка пути к файлу с данными, слова для их поиска и добавления в дерево</text:span><text:span text:style-name="T45">.</text:span></text:p>
          <text:p text:style-name="P77"><text:span text:style-name="T14">Выходные данные: </text:span><text:span text:style-name="T16">Считаное из файла</text:span><text:span text:style-name="T17"> бинарное дерево, </text:span><text:span text:style-name="T16">результат поиска в дереве</text:span><text:span text:style-name="T17"> и </text:span><text:span text:style-name="T16">сравнение количества сравнений, </text:span><text:span text:style-name="T17">врем</text:span><text:span text:style-name="T16">ени поиска и занимаемой памяти между файлом и деревом</text:span><text:span text:style-name="T17">.</text:span><text:span text:style-name="T14"><text:line-break/>Обращение к программе:</text:span></text:p>
          <text:p text:style-name="P78"><text:span text:style-name="T13">З</text:span><text:span text:style-name="T18">апускается через терминал </text:span><text:span text:style-name="T19">командой</text:span><text:span text:style-name="T18">:</text:span><text:span text:style-name="T20"> ./</text:span><text:span text:style-name="T21">app.exe</text:span><text:span text:style-name="T15">. </text:span></text:p>
          <text:list>
            <text:list-item>
              <text:list>
                <text:list-header>
                  <text:p text:style-name="P79"><text:span text:style-name="T12"><text:s/>Ф</text:span><text:span text:style-name="T11">ункции меню программы:</text:span></text:p>
                </text:list-header>
              </text:list>
              <text:p text:style-name="P81">0. Информация о программе </text:p>
              <text:p text:style-name="P81">1. Считать частотный словарь из файла</text:p>
              <text:p text:style-name="P81">2. Вывести частотный словарь в виде дерева</text:p>
              <text:p text:style-name="P81">3. Найти слово в дереве и в файле</text:p>
              <text:p text:style-name="P81">4. Сравнение времени поиска слова в дереве и в файле</text:p>
              <text:p text:style-name="P81">5. Выйти</text:p>
            </text:list-item>
          </text:list>
          <text:p text:style-name="P80"><text:span text:style-name="T12">А</text:span><text:span text:style-name="T11">варийные ситуации:</text:span></text:p>
          <text:p text:style-name="P82"><text:span text:style-name="T23">1</text:span><text:span text:style-name="T22">. Ошибка выделения памяти;</text:span></text:p>
        </text:list-header>
      </text:list>
      <text:p text:style-name="P23">2. Прекращение ввода (EOF);</text:p>
      <text:p text:style-name="P23">3. Некорректный ввод;</text:p>
      <text:p text:style-name="P23">4. Некорректный выбор действия меню программы;</text:p>
      <text:p text:style-name="P23">5. Пустая строка;</text:p>
      <text:p text:style-name="P23">6. Некорректный файл.</text:p>
      <text:h text:style-name="P35" text:outline-level="1"><text:bookmark-start text:name="__RefHeading___Toc1418_3587368743"/>Набор тестов<text:bookmark-end text:name="__RefHeading___Toc1418_3587368743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1">№</text:p>
          </table:table-cell>
          <table:table-cell table:style-name="Table1.A1" office:value-type="string">
            <text:p text:style-name="P45">Название теста</text:p>
          </table:table-cell>
          <table:table-cell table:style-name="Table1.A1" office:value-type="string">
            <text:p text:style-name="P46">Пользовательский ввод</text:p>
          </table:table-cell>
          <table:table-cell table:style-name="Table1.D1" office:value-type="string">
            <text:p text:style-name="P45">Вывод</text:p>
          </table:table-cell>
        </table:table-row>
        <table:table-row table:style-name="Table1.2"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43">Некорректнрое действие</text:p>
          </table:table-cell>
          <table:table-cell table:style-name="Table1.A2" office:value-type="string">
            <text:p text:style-name="P59">10</text:p>
          </table:table-cell>
          <table:table-cell table:style-name="Table1.D2" office:value-type="string">
            <text:p text:style-name="P30">Некорректный номер пункта меню. Действия не существует.</text:p>
            <text:p text:style-name="P31">Ошибка: Действие с введенным пунктом отсутствует.</text:p>
          </table:table-cell>
        </table:table-row>
        <table:table-row>
          <table:table-cell table:style-name="Table1.A2" office:value-type="string">
            <text:p text:style-name="P39">2</text:p>
          </table:table-cell>
          <table:table-cell table:style-name="Table1.A2" office:value-type="string">
            <text:p text:style-name="P6"><text:span text:style-name="T37">Некорре</text:span><text:span text:style-name="T38">к</text:span><text:span text:style-name="T37">тный </text:span><text:span text:style-name="T39">ввод </text:span><text:span text:style-name="T40">файла</text:span></text:p>
          </table:table-cell>
          <table:table-cell table:style-name="Table1.A2" office:value-type="string">
            <text:p text:style-name="P60">1</text:p>
            <text:p text:style-name="P60">\n</text:p>
          </table:table-cell>
          <table:table-cell table:style-name="Table1.D2" office:value-type="string">
            <text:p text:style-name="P29">Ошибка: Некорректный ввод.</text:p>
          </table:table-cell>
        </table:table-row>
        <table:table-row>
          <table:table-cell table:style-name="Table1.A2" office:value-type="string">
            <text:p text:style-name="P38">3</text:p>
          </table:table-cell>
          <table:table-cell table:style-name="Table1.A2" office:value-type="string">
            <text:p text:style-name="P44">Работа с некорректным файлом</text:p>
          </table:table-cell>
          <table:table-cell table:style-name="Table1.A2" office:value-type="string">
            <text:p text:style-name="P60">1</text:p>
            <text:p text:style-name="P60">not_existing_file.txt</text:p>
            <text:p text:style-name="P60">4</text:p>
          </table:table-cell>
          <table:table-cell table:style-name="Table1.D2" office:value-type="string">
            <text:p text:style-name="P29">Ошибка: некорректный файл.</text:p>
          </table:table-cell>
        </table:table-row>
        <table:table-row>
          <table:table-cell table:style-name="Table1.A2" office:value-type="string">
            <text:p text:style-name="P40">4</text:p>
          </table:table-cell>
          <table:table-cell table:style-name="Table1.A2" office:value-type="string">
            <text:p text:style-name="P44">Некорректный ввод</text:p>
          </table:table-cell>
          <table:table-cell table:style-name="Table1.A2" office:value-type="string">
            <text:p text:style-name="P60">1</text:p>
            <text:p text:style-name="P60">data/10</text:p>
            <text:p text:style-name="P60">\n</text:p>
          </table:table-cell>
          <table:table-cell table:style-name="Table1.D2" office:value-type="string">
            <text:p text:style-name="P29">Ошибка: Некорректный ввод.</text:p>
          </table:table-cell>
        </table:table-row>
        <table:table-row>
          <table:table-cell table:style-name="Table1.A2" office:value-type="string">
            <text:p text:style-name="P40">5</text:p>
          </table:table-cell>
          <table:table-cell table:style-name="Table1.A2" office:value-type="string">
            <text:p text:style-name="P55"><text:span text:style-name="T37">К</text:span><text:span text:style-name="T36">орректный ввод и вывод дерева</text:span></text:p>
          </table:table-cell>
          <table:table-cell table:style-name="Table1.A2" office:value-type="string">
            <text:p text:style-name="P60">1</text:p>
            <text:p text:style-name="P60">data/10</text:p>
            <text:p text:style-name="P60">2</text:p>
          </table:table-cell>
          <table:table-cell table:style-name="Table1.D2" office:value-type="string">
            <text:p text:style-name="P29">Вывод дерева:</text:p>
            <text:p text:style-name="P29">'0' - 6</text:p>
            <text:p text:style-name="P29">├── NULL</text:p>
            <text:p text:style-name="P29">└── NULL</text:p>
          </table:table-cell>
        </table:table-row>
      </table:table>
      <text:h text:style-name="P33" text:outline-level="1"/>
      <text:h text:style-name="P33" text:outline-level="1"/>
      <text:h text:style-name="P34" text:outline-level="1"><text:bookmark-start text:name="__RefHeading___Toc1497_1224043242"/>Описание структур данных<text:bookmark-end text:name="__RefHeading___Toc1497_1224043242"/></text:h>
      <text:p text:style-name="P70">Основные структуры дерева</text:p>
      <text:p text:style-name="P63">// <text:span text:style-name="T47">Структура данных узла дерева: слово и его частота в файле</text:span></text:p>
      <text:p text:style-name="P63">typedef struct</text:p>
      <text:p text:style-name="P63">{</text:p>
      <text:p text:style-name="P63"><text:s text:c="4"/>char *key;</text:p>
      <text:p text:style-name="P63"><text:s text:c="4"/>int value;</text:p>
      <text:p text:style-name="P63">} pair_t;</text:p>
      <text:p text:style-name="P63"/>
      <text:p text:style-name="P63">// <text:span text:style-name="T47">Структура узла дерева</text:span></text:p>
      <text:p text:style-name="P63">struct bintree</text:p>
      <text:p text:style-name="P63">{</text:p>
      <text:p text:style-name="P63"><text:s text:c="4"/>pair_t data;</text:p>
      <text:p text:style-name="P63"><text:s text:c="4"/>bin_tree_t left;</text:p>
      <text:p text:style-name="P63"><text:s text:c="4"/>bin_tree_t right;</text:p>
      <text:p text:style-name="P63">};</text:p>
      <text:p text:style-name="P71"/>
      <text:p text:style-name="P72">Вспомогательные структуры для обхода по дереву</text:p>
      <text:p text:style-name="P64">// Структура для замера времени поиска</text:p>
      <text:p text:style-name="P64">struct measure_times</text:p>
      <text:p text:style-name="P64">{</text:p>
      <text:p text:style-name="P64"><text:s text:c="4"/>double tree_timer;</text:p>
      <text:p text:style-name="P64"><text:s text:c="4"/>double file_timer;</text:p>
      <text:p text:style-name="P64"><text:s text:c="4"/>char *filename;</text:p>
      <text:p text:style-name="P64"><text:s text:c="4"/>bin_tree_t tree;</text:p>
      <text:p text:style-name="P64">};</text:p>
      <text:p text:style-name="P64">// Структура для списка для стека для вывода дерева</text:p>
      <text:p text:style-name="P64">typedef struct list *list_t;</text:p>
      <text:p text:style-name="P64">struct list</text:p>
      <text:p text:style-name="P64">{</text:p>
      <text:p text:style-name="P64"><text:s text:c="4"/>char ch;</text:p>
      <text:p text:style-name="P64"><text:s text:c="4"/>list_t next;</text:p>
      <text:p text:style-name="P64">};</text:p>
      <text:h text:style-name="P54" text:outline-level="1"><text:bookmark-start text:name="__RefHeading___Toc942_59822919"/><text:span text:style-name="T33">О</text:span><text:span text:style-name="T32">писание функций программы</text:span><text:bookmark-end text:name="__RefHeading___Toc942_59822919"/></text:h>
      <text:p text:style-name="P73">Функции основного файла программы</text:p>
      <text:p text:style-name="P64">int controller(int option, bin_tree_t *tree, char **filename);</text:p>
      <text:p text:style-name="P64"/>
      <text:p text:style-name="P64">int main(void);</text:p>
      <text:p text:style-name="P73"/>
      <text:p text:style-name="P73">Функции бинарного дерева</text:p>
      <text:p text:style-name="P67">void bin_tree_clear(bin_tree_t *tree);</text:p>
      <text:p text:style-name="P67"/>
      <text:p text:style-name="P67">bt_rc_t bin_tree_insert(bin_tree_t *tree, const char *key);</text:p>
      <text:p text:style-name="P67"/>
      <text:p text:style-name="P67">bt_rc_t bin_tree_find(const bin_tree_t tree, const char *key, int **num, int *cmp_count);</text:p>
      <text:p text:style-name="P67"/>
      <text:p text:style-name="P67">bt_rc_t bin_tree_remove(bin_tree_t *tree, const char **key);</text:p>
      <text:p text:style-name="P67"/>
      <text:p text:style-name="P67">void bin_tree_each(const bin_tree_t tree, void (*action)(const char *key, int *num, void *param), void *param);</text:p>
      <text:p text:style-name="P73"/>
      <text:p text:style-name="P73">Функции-контроллеры</text:p>
      <text:p text:style-name="P67">int read_freq_list(bin_tree_t *tree, char **filename);</text:p>
      <text:p text:style-name="P67"/>
      <text:p text:style-name="P67">void print_freq_list(bin_tree_t tree);</text:p>
      <text:p text:style-name="P67"/>
      <text:p text:style-name="P67">int find_in_freq_list(bin_tree_t *tree, char *filename);</text:p>
      <text:p text:style-name="P67"/>
      <text:p text:style-name="P67">int find_in_file(char *filename, char *str, int *res, int *cmp_count);</text:p>
      <text:p text:style-name="P73"/>
      <text:p text:style-name="P73">Функции сравнения</text:p>
      <text:p text:style-name="P66">int compare(char *filename, bin_tree_t tree);</text:p>
      <text:p text:style-name="P66"/>
      <text:p text:style-name="P66">int file_find(char *filename, char *str);</text:p>
      <text:p text:style-name="P66"/>
      <text:p text:style-name="P66">void measure_search(const char *key, int *value, void *n);</text:p>
      <text:p text:style-name="P66"/>
      <text:p text:style-name="P66"><text:soft-page-break/>int compare_time(char *filename, bin_tree_t tree);</text:p>
      <text:p text:style-name="P66"/>
      <text:p text:style-name="P66">int compare_cmps(char *filename, bin_tree_t tree);</text:p>
      <text:p text:style-name="P66"/>
      <text:p text:style-name="P66">void count_mem(const char *key, int *value, void *n);</text:p>
      <text:p text:style-name="P66"/>
      <text:p text:style-name="P66">int compare_mem(char *filename, bin_tree_t tree);</text:p>
      <text:p text:style-name="P73"/>
      <text:p text:style-name="P73">Функции ввода/вывода</text:p>
      <text:p text:style-name="P65">// Вывод меню программы</text:p>
      <text:p text:style-name="P65">void print_menu(void);</text:p>
      <text:p text:style-name="P65"/>
      <text:p text:style-name="P65">// Вывод информации о программе</text:p>
      <text:p text:style-name="P65">void print_info(void);</text:p>
      <text:p text:style-name="P65"/>
      <text:p text:style-name="P65">int get_input(char **str, FILE *f);</text:p>
      <text:p text:style-name="P65"/>
      <text:p text:style-name="P65">// Чтение строки определенной длины из стандартного потока ввода</text:p>
      <text:p text:style-name="P65">int get_n_input(char pch[], size_t n);</text:p>
      <text:p text:style-name="P65"/>
      <text:p text:style-name="P65">// Получение выбранного пользователем пункта</text:p>
      <text:p text:style-name="P65">int get_option(size_t *option);</text:p>
      <text:p text:style-name="P65"/>
      <text:p text:style-name="P65">// Вывод сообщения, пояснящего ошибку</text:p>
      <text:p text:style-name="P65">void print_error_msg(int rc);</text:p>
      <text:p text:style-name="P65"/>
      <text:p text:style-name="P65">// Вывод сообщения, пояснящего ошибку, и возврат того же кода возврата</text:p>
      <text:p text:style-name="P65">int print_error(int rc);</text:p>
      <text:h text:style-name="P54" text:outline-level="1"><text:bookmark-start text:name="__RefHeading___Toc944_59822919"/><text:span text:style-name="T33">О</text:span><text:span text:style-name="T32">ценка среднего количества сравнений</text:span><text:bookmark-end text:name="__RefHeading___Toc944_59822919"/>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68">Количество узлов дерева</text:p>
          </table:table-cell>
          <table:table-cell table:style-name="Table3.A1" office:value-type="string">
            <text:p text:style-name="P68">Файл</text:p>
          </table:table-cell>
          <table:table-cell table:style-name="Table3.C1" office:value-type="string">
            <text:p text:style-name="P68">Дерево</text:p>
          </table:table-cell>
        </table:table-row>
        <table:table-row>
          <table:table-cell table:style-name="Table3.A2" office:value-type="string">
            <text:p text:style-name="P69">1</text:p>
          </table:table-cell>
          <table:table-cell table:style-name="Table3.A2" office:value-type="string">
            <text:p text:style-name="P61">1.000000</text:p>
          </table:table-cell>
          <table:table-cell table:style-name="Table3.C2" office:value-type="string">
            <text:p text:style-name="P62">1.000000</text:p>
          </table:table-cell>
        </table:table-row>
        <table:table-row>
          <table:table-cell table:style-name="Table3.A2" office:value-type="string">
            <text:p text:style-name="P69">10</text:p>
          </table:table-cell>
          <table:table-cell table:style-name="Table3.A2" office:value-type="string">
            <text:p text:style-name="P62">7.600000</text:p>
          </table:table-cell>
          <table:table-cell table:style-name="Table3.C2" office:value-type="string">
            <text:p text:style-name="P62">2.971429 </text:p>
          </table:table-cell>
        </table:table-row>
        <table:table-row>
          <table:table-cell table:style-name="Table3.A2" office:value-type="string">
            <text:p text:style-name="P69">100</text:p>
          </table:table-cell>
          <table:table-cell table:style-name="Table3.A2" office:value-type="string">
            <text:p text:style-name="P62">80.633838</text:p>
          </table:table-cell>
          <table:table-cell table:style-name="Table3.C2" office:value-type="string">
            <text:p text:style-name="P62">7.512626</text:p>
          </table:table-cell>
        </table:table-row>
        <table:table-row>
          <table:table-cell table:style-name="Table3.A2" office:value-type="string">
            <text:p text:style-name="P69">1000</text:p>
          </table:table-cell>
          <table:table-cell table:style-name="Table3.A2" office:value-type="string">
            <text:p text:style-name="P62">733.199754</text:p>
          </table:table-cell>
          <table:table-cell table:style-name="Table3.C2" office:value-type="string">
            <text:p text:style-name="P62">10.462162</text:p>
          </table:table-cell>
        </table:table-row>
        <table:table-row>
          <table:table-cell table:style-name="Table3.A2" office:value-type="string">
            <text:p text:style-name="P69">10000</text:p>
          </table:table-cell>
          <table:table-cell table:style-name="Table3.A2" office:value-type="string">
            <text:p text:style-name="P62">7626.300193</text:p>
          </table:table-cell>
          <table:table-cell table:style-name="Table3.C2" office:value-type="string">
            <text:p text:style-name="P62">15.448150</text:p>
          </table:table-cell>
        </table:table-row>
      </table:table>
      <text:p text:style-name="P74"/>
      <text:p text:style-name="P74"><text:tab/>Можно заметить, что рост количества сравнений в файле зависит от количества элементов линейно, а рост количества сравнений в дереве зависит от количества узлов примерно логарифмически. Т.е. в дереве делается меньше сравнений чем в файле.</text:p>
      <text:h text:style-name="P49" text:outline-level="1"><text:bookmark-start text:name="__RefHeading___Toc790_1263790923"/><text:span text:style-name="T33">Оценка эффективности</text:span><text:span text:style-name="T32"> </text:span><text:span text:style-name="T34">поиска </text:span><text:span text:style-name="T32">(</text:span><text:span text:style-name="T34">с</text:span><text:span text:style-name="T32">)</text:span><text:bookmark-end text:name="__RefHeading___Toc790_1263790923"/></text:h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68">Количество узлов дерева</text:p>
          </table:table-cell>
          <table:table-cell table:style-name="Table4.A1" office:value-type="string">
            <text:p text:style-name="P68">Файл</text:p>
          </table:table-cell>
          <table:table-cell table:style-name="Table4.C1" office:value-type="string">
            <text:p text:style-name="P68">Дерево</text:p>
          </table:table-cell>
        </table:table-row>
        <table:table-row>
          <table:table-cell table:style-name="Table4.A2" office:value-type="string">
            <text:p text:style-name="P69">1</text:p>
          </table:table-cell>
          <table:table-cell table:style-name="Table4.A2" office:value-type="string">
            <text:p text:style-name="P61">0.000013</text:p>
          </table:table-cell>
          <table:table-cell table:style-name="Table4.C2" office:value-type="string">
            <text:p text:style-name="P62">0.0000<text:span text:style-name="T47">01</text:span></text:p>
          </table:table-cell>
        </table:table-row>
        <table:table-row>
          <table:table-cell table:style-name="Table4.A2" office:value-type="string">
            <text:p text:style-name="P69">10</text:p>
          </table:table-cell>
          <table:table-cell table:style-name="Table4.A2" office:value-type="string">
            <text:p text:style-name="P61">0.000115</text:p>
          </table:table-cell>
          <table:table-cell table:style-name="Table4.C2" office:value-type="string">
            <text:p text:style-name="P61">0.000007</text:p>
          </table:table-cell>
        </table:table-row>
        <table:table-row>
          <table:table-cell table:style-name="Table4.A2" office:value-type="string">
            <text:p text:style-name="P69">100</text:p>
          </table:table-cell>
          <table:table-cell table:style-name="Table4.A2" office:value-type="string">
            <text:p text:style-name="P62"><text:s/>0.001585</text:p>
          </table:table-cell>
          <table:table-cell table:style-name="Table4.C2" office:value-type="string">
            <text:p text:style-name="P62">0.000046</text:p>
          </table:table-cell>
        </table:table-row>
        <table:table-row>
          <table:table-cell table:style-name="Table4.A2" office:value-type="string">
            <text:p text:style-name="P69">1000</text:p>
          </table:table-cell>
          <table:table-cell table:style-name="Table4.A2" office:value-type="string">
            <text:p text:style-name="P62">0.024919</text:p>
          </table:table-cell>
          <table:table-cell table:style-name="Table4.C2" office:value-type="string">
            <text:p text:style-name="P62">0.0001<text:span text:style-name="T47">87</text:span></text:p>
          </table:table-cell>
        </table:table-row>
        <table:table-row>
          <table:table-cell table:style-name="Table4.A2" office:value-type="string">
            <text:p text:style-name="P69">10000</text:p>
          </table:table-cell>
          <table:table-cell table:style-name="Table4.A2" office:value-type="string">
            <text:p text:style-name="P62">2.349096</text:p>
          </table:table-cell>
          <table:table-cell table:style-name="Table4.C2" office:value-type="string">
            <text:p text:style-name="P62">0.002066</text:p>
          </table:table-cell>
        </table:table-row>
      </table:table>
      <text:p text:style-name="P53"><text:tab/></text:p>
      <text:p text:style-name="P57"><text:span text:style-name="T35"><text:tab/>М</text:span><text:span text:style-name="T48">ожно заметить, что рост </text:span><text:span text:style-name="T49">времени поиска</text:span><text:span text:style-name="T48"> в файле зависит от количества элементов линейно</text:span><text:span text:style-name="T49">. Поиск в дереве гораздо быстрее чем поиск в файле. </text:span><text:span text:style-name="T50">Рост времени поиска в файле больше роста времени поиска в дереве.</text:span></text:p>
      <text:h text:style-name="P51" text:outline-level="1"/>
      <text:h text:style-name="P52" text:outline-level="1"><text:bookmark-start text:name="__RefHeading___Toc946_59822919"/>Оценка памяти (байт)<text:bookmark-end text:name="__RefHeading___Toc946_59822919"/>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8">Количество узлов дерева</text:p>
          </table:table-cell>
          <table:table-cell table:style-name="Table2.A1" office:value-type="string">
            <text:p text:style-name="P68">Файл</text:p>
          </table:table-cell>
          <table:table-cell table:style-name="Table2.C1" office:value-type="string">
            <text:p text:style-name="P68">Дерево</text:p>
          </table:table-cell>
        </table:table-row>
        <table:table-row>
          <table:table-cell table:style-name="Table2.A2" office:value-type="string">
            <text:p text:style-name="P69">1</text:p>
          </table:table-cell>
          <table:table-cell table:style-name="Table2.A2" office:value-type="string">
            <text:p text:style-name="P61">12</text:p>
          </table:table-cell>
          <table:table-cell table:style-name="Table2.C2" office:value-type="string">
            <text:p text:style-name="P61">30</text:p>
          </table:table-cell>
        </table:table-row>
        <table:table-row>
          <table:table-cell table:style-name="Table2.A2" office:value-type="string">
            <text:p text:style-name="P69">10</text:p>
          </table:table-cell>
          <table:table-cell table:style-name="Table2.A2" office:value-type="string">
            <text:p text:style-name="P61">70</text:p>
          </table:table-cell>
          <table:table-cell table:style-name="Table2.C2" office:value-type="string">
            <text:p text:style-name="P61">300</text:p>
          </table:table-cell>
        </table:table-row>
        <table:table-row>
          <table:table-cell table:style-name="Table2.A2" office:value-type="string">
            <text:p text:style-name="P69">100</text:p>
          </table:table-cell>
          <table:table-cell table:style-name="Table2.A2" office:value-type="string">
            <text:p text:style-name="P62">1158</text:p>
          </table:table-cell>
          <table:table-cell table:style-name="Table2.C2" office:value-type="string">
            <text:p text:style-name="P62">3090</text:p>
          </table:table-cell>
        </table:table-row>
        <table:table-row>
          <table:table-cell table:style-name="Table2.A2" office:value-type="string">
            <text:p text:style-name="P69">1000</text:p>
          </table:table-cell>
          <table:table-cell table:style-name="Table2.A2" office:value-type="string">
            <text:p text:style-name="P62">15840</text:p>
          </table:table-cell>
          <table:table-cell table:style-name="Table2.C2" office:value-type="string">
            <text:p text:style-name="P62">31890</text:p>
          </table:table-cell>
        </table:table-row>
        <table:table-row>
          <table:table-cell table:style-name="Table2.A2" office:value-type="string">
            <text:p text:style-name="P69">10000</text:p>
          </table:table-cell>
          <table:table-cell table:style-name="Table2.A2" office:value-type="string">
            <text:p text:style-name="P62">195407</text:p>
          </table:table-cell>
          <table:table-cell table:style-name="Table2.C2" office:value-type="string">
            <text:p text:style-name="P62">328890</text:p>
          </table:table-cell>
        </table:table-row>
      </table:table>
      <text:p text:style-name="P56"><text:span text:style-name="T35"><text:tab/>М</text:span><text:span text:style-name="T48">ожно заметить, что рост </text:span><text:span text:style-name="T49">затрачиваемой памяти</text:span><text:span text:style-name="T48"> в файле </text:span><text:span text:style-name="T49">и в дереве</text:span><text:span text:style-name="T48"> зависит от количества элементов линейно</text:span><text:span text:style-name="T52">. </text:span><text:span text:style-name="T49">Но при этом на малых данных дерево занимает больше памяти, чем файл. Также можно заметить, что рост затрачиваемой памяти в файле выше, чем рост затрачиваемой памяти в дереве и </text:span><text:span text:style-name="T51">если средняя частота слова &gt; 1 (в данном случае примерно равна 4), то </text:span><text:span text:style-name="T49">при достаточном количестве элементов память дерева сравняется с памятью файла. Память в файле равна P*N*(log2(N) + 1), а память дерева равна N*(log2(N) + 29), где N – количество элементов, а P средняя частота повторения слова.</text:span></text:p>
      <text:h text:style-name="P37" text:outline-level="1"><text:bookmark-start text:name="__RefHeading___Toc1499_1224043242"/>Описание алгоритма<text:bookmark-end text:name="__RefHeading___Toc1499_1224043242"/></text:h>
      <text:list text:style-name="L2">
        <text:list-item>
          <text:p text:style-name="P76">Поиск в дереве двоичного поиска: сравнение искомого слова со словом данного узла. Если искомое слово равно, то слово найдено, если меньше, то вызывается функция поиска от левой вершины, иначе от правой. Если в итоге узел пуст, то слово не найдено.</text:p>
        </text:list-item>
        <text:list-item>
          <text:p text:style-name="P76">Вставка элемента: проход рекурсивно по дереву как при поиске, но если находит искомый узел, то увеличивает его чатоту на единицу, а если узел пуст, то создает элемент с переданным словом и вставляет его на место пустого.</text:p>
        </text:list-item>
        <text:list-item>
          <text:p text:style-name="P76">Удаление элемента: Если узел пуст, то возврат. Если узел не имеет потомков, то удаление узла. Если у узла один потомок, то узел удаляется, а на его место встает его потомок. Если у узла два потомка, то находится самый правый потомок у левого потомка и данные заменяются на найденные, а найденый потомок удаляется.</text:p>
        </text:list-item>
        <text:list-item>
          <text:p text:style-name="P76">Обход дерева: Обход выполняется префиксно, сначала обрабатывается узел дерева с помощью переданной функции и переменной возврата, потом рекурсивный обход левого и правого потомков.</text:p>
        </text:list-item>
      </text:list>
      <text:h text:style-name="P50" text:outline-level="1"><text:bookmark-start text:name="__RefHeading___Toc1426_3587368743"/><text:soft-page-break/>Ответы на контрольные вопросы<text:bookmark-end text:name="__RefHeading___Toc1426_3587368743"/></text:h>
      <text:p text:style-name="P28">1. Что такое дерево? Как выделяется память под представление деревьев?</text:p>
      <text:p text:style-name="P58"><text:span text:style-name="T24"><text:tab/></text:span><text:span text:style-name="T26">Дерево – это нелинейная структура данных, используемая для представления иерархических связей, имеющих отношение «один ко многим». </text:span><text:span text:style-name="T30">Память выделяется под кажд</text:span><text:span text:style-name="T31">ый</text:span><text:span text:style-name="T30"> </text:span><text:span text:style-name="T31">узел</text:span><text:span text:style-name="T30"> дерева </text:span><text:span text:style-name="T31">с</text:span><text:span text:style-name="T30"> учетом хранения в нем данных </text:span><text:span text:style-name="T31">узла</text:span><text:span text:style-name="T30"> и указателей на потомков </text:span><text:span text:style-name="T31">узла</text:span><text:span text:style-name="T30">.</text:span></text:p>
      <text:p text:style-name="P28">2. Какие бывают типы деревьев?</text:p>
      <text:p text:style-name="P58"><text:span text:style-name="T24"><text:tab/></text:span><text:span text:style-name="T29">Д</text:span><text:span text:style-name="T31">воичное (бинарное) д</text:span><text:span text:style-name="T28">ерев</text:span><text:span text:style-name="T31">о</text:span><text:span text:style-name="T28">, </text:span><text:span text:style-name="T31">дерево двоичного поиска, сбалансиррованное дерево.</text:span></text:p>
      <text:p text:style-name="P28">3. Какие стандартные операции возможны над деревьями?</text:p>
      <text:p text:style-name="P58"><text:span text:style-name="T25"><text:tab/>Поиск </text:span><text:span text:style-name="T27">в дереве</text:span><text:span text:style-name="T25">, обход дерева </text:span><text:span text:style-name="T27">с применением к узлам переданной функции</text:span><text:span text:style-name="T25">, добавление </text:span><text:span text:style-name="T27">и </text:span><text:span text:style-name="T25">удаление элемента </text:span><text:span text:style-name="T27">в дереве</text:span><text:span text:style-name="T25">.</text:span></text:p>
      <text:p text:style-name="P28">4. Что такое дерево двоичного поиска?</text:p>
      <text:p text:style-name="P26"><text:tab/>Дерево двоичного поиска – это такое дерево, в котором все левые потомки моложе предка, а все правые – старше.</text:p>
      <text:h text:style-name="P48" text:outline-level="1"><text:bookmark-start text:name="__RefHeading___Toc948_59822919"/>Вывод<text:bookmark-end text:name="__RefHeading___Toc948_59822919"/></text:h>
      <text:p text:style-name="P27"><text:tab/>Среднее количество сравнений в двоичном дереве поиска примерно равно log2(N), что подтвержает теоетические расчеты.</text:p>
      <text:p text:style-name="P25"><text:tab/><text:span text:style-name="T47">Таким образом с</text:span> помощью <text:span text:style-name="T47">двоичного дерева поиска можно быстро искать, вставлять и удалять данные, т. к. асимптотика поиска равна log2(N), поэтому поиск в дереве занимает меньше времени, чем поиск в файле.</text:span></text:p>
      <text:p text:style-name="P25"><text:span text:style-name="T46"><text:tab/></text:span><text:span text:style-name="T47">Частотный словарь на дерев</text:span><text:span text:style-name="T53">е</text:span><text:span text:style-name="T47"> затрачивает больше памяти, чем обычное хранение данных в файле на малых данных, т. к. помимо слова хранится еще и ссылкии на потомков дерева. Но если элементов будет слишком много или слова будут повторятся слишком часто, то частотный словарь будет эффективнее по памяти, т. к. не хранит повторяющиеся строки.</text:span><text:span text:style-name="T46"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083in" fo:margin-bottom="0.028in" style:contextual-spacing="false" fo:text-align="start" style:justify-single-word="false"/>
      <style:text-properties fo:font-variant="small-caps" fo:font-size="16pt" fo:letter-spacing="0.0035in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665in" fo:margin-bottom="0.0555in" style:contextual-spacing="false" fo:text-align="start" style:justify-single-word="false"/>
      <style:text-properties fo:font-variant="small-caps" fo:font-size="14pt" fo:letter-spacing="0.0035in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in" fo:margin-bottom="0in" style:contextual-spacing="false" fo:text-align="start" style:justify-single-word="false"/>
      <style:text-properties fo:font-variant="small-caps" fo:font-size="12pt" fo:letter-spacing="0.0035in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in" style:contextual-spacing="false" fo:text-align="start" style:justify-single-word="false"/>
      <style:text-properties fo:font-variant="small-caps" fo:font-size="11pt" fo:letter-spacing="0.0071in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style:contextual-spacing="false" fo:text-align="start" style:justify-single-word="false"/>
      <style:text-properties fo:font-variant="small-caps" fo:color="#b85a22" loext:opacity="100%" fo:font-size="11pt" fo:letter-spacing="0.0071in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dd8047" loext:opacity="100%" fo:font-size="11pt" fo:letter-spacing="0.0035in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dd8047" loext:opacity="100%" fo:letter-spacing="0.0071in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in" fo:margin-bottom="0in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in" fo:padding-right="0in" fo:padding-top="0.0138in" fo:padding-bottom="0in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in" fo:margin-bottom="0.5in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in" fo:margin-bottom="0in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1in" fo:margin-right="1in" fo:margin-top="0.0972in" fo:margin-bottom="0.0972in" style:contextual-spacing="false" fo:text-indent="0in" style:auto-text-indent="false" fo:background-color="#dd8047" fo:padding="0.139in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25in" fo:margin-bottom="0.25in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35in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35in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35in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071in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071in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35in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071in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071in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071in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35in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4pt" fo:font-weight="normal" style:font-size-asian="12.25pt" style:font-weight-asian="normal" style:font-size-complex="14pt" style:font-weight-complex="norma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4ce994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span text:style-name="page_20_number"><text:page-number text:select-page="current">10</text:page-number></text:span></text:p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HTML" style:page-layout-name="Mpm3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265</meta:editing-cycles>
    <meta:print-date>2019-11-26T17:37:00</meta:print-date>
    <meta:creation-date>2018-12-20T06:53:00</meta:creation-date>
    <dc:date>2023-12-03T21:31:13.963449443</dc:date>
    <meta:editing-duration>P1DT7H14M51S</meta:editing-duration>
    <meta:generator>LibreOffice/7.5.6.2$Linux_X86_64 LibreOffice_project/50$Build-2</meta:generator>
    <meta:document-statistic meta:table-count="5" meta:image-count="1" meta:object-count="0" meta:page-count="10" meta:paragraph-count="233" meta:word-count="1259" meta:character-count="8749" meta:non-whitespace-character-count="76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